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anklin Gothic Medium" svg:font-family="'Franklin Gothic Medium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5ad59" officeooo:paragraph-rsid="0025ad59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72b3a" officeooo:paragraph-rsid="00272b3a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22f9db" officeooo:paragraph-rsid="0022f9db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33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ru" fo:country="RU" officeooo:rsid="0023d017" officeooo:paragraph-rsid="0023d017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2a60ed" officeooo:paragraph-rsid="002a60ed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2a60ed" officeooo:paragraph-rsid="002bf51e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2c7e76" officeooo:paragraph-rsid="002c7e76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2d9c6b" officeooo:paragraph-rsid="002d9c6b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41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42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43" style:family="paragraph" style:parent-style-name="Standard" style:list-style-name="L1">
      <style:paragraph-properties fo:text-align="justify" style:justify-single-word="false"/>
      <style:text-properties fo:language="en" fo:country="US" officeooo:rsid="0022f9db" officeooo:paragraph-rsid="0022f9db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02a60ed" officeooo:paragraph-rsid="002a60ed"/>
    </style:style>
    <style:style style:name="P45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46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47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8b2d8" officeooo:paragraph-rsid="0028b2d8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9b393" officeooo:paragraph-rsid="0029b393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f83f3" officeooo:paragraph-rsid="002f83f3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fa59a" officeooo:paragraph-rsid="002fa59a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317502" officeooo:paragraph-rsid="0031750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en" fo:country="US" officeooo:rsid="0028b2d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9c0d4"/>
    </style:style>
    <style:style style:name="T7" style:family="text">
      <style:text-properties fo:language="ru" fo:country="RU" officeooo:rsid="0021ecf6"/>
    </style:style>
    <style:style style:name="T8" style:family="text">
      <style:text-properties fo:language="ru" fo:country="RU" officeooo:rsid="002bf51e"/>
    </style:style>
    <style:style style:name="T9" style:family="text">
      <style:text-properties officeooo:rsid="000799a5"/>
    </style:style>
    <style:style style:name="T10" style:family="text">
      <style:text-properties officeooo:rsid="0009430a"/>
    </style:style>
    <style:style style:name="T11" style:family="text">
      <style:text-properties officeooo:rsid="000f36f2"/>
    </style:style>
    <style:style style:name="T12" style:family="text">
      <style:text-properties officeooo:rsid="0013a426"/>
    </style:style>
    <style:style style:name="T13" style:family="text">
      <style:text-properties officeooo:rsid="00191f27"/>
    </style:style>
    <style:style style:name="T14" style:family="text">
      <style:text-properties officeooo:rsid="001ad4e0"/>
    </style:style>
    <style:style style:name="T15" style:family="text">
      <style:text-properties officeooo:rsid="0023f8a3"/>
    </style:style>
    <style:style style:name="T16" style:family="text">
      <style:text-properties officeooo:rsid="002bf5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Задачи:</text:p>
      <text:p text:style-name="P10">[<text:span text:style-name="T15">X</text:span>] <text:span text:style-name="T5">Статья на ХабраХабр про самотестируещиеся </text:span>PageObject-<text:span text:style-name="T5">классы</text:span></text:p>
      <text:p text:style-name="P13">[<text:span text:style-name="T15">X</text:span>] <text:span text:style-name="T5">Пропиарить </text:span>PageRecorder <text:span text:style-name="T5">в рассылку </text:span>Selenium Users</text:p>
      <text:p text:style-name="P14">[ ] <text:span text:style-name="T5">Записать видео записи страницы вручную против </text:span>SWD Page Recorder <text:span text:style-name="T5">в фреймворке </text:span>SWD Starter</text:p>
      <text:p text:style-name="P14"/>
      <text:p text:style-name="P7">Идеи? </text:p>
      <text:p text:style-name="P7"/>
      <text:p text:style-name="P8">Проблемы. </text:p>
      <text:p text:style-name="P8"/>
      <text:p text:style-name="P8">Время на создание <text:span text:style-name="T1">PageObject'</text:span>ов. В основном – это запись элементов</text:p>
      <text:p text:style-name="P8"/>
      <text:p text:style-name="P48">Неужели <text:span text:style-name="T1">Record&amp;Play </text:span>быстрее чем пейджобжекты?</text:p>
      <text:p text:style-name="P48"/>
      <text:p text:style-name="P49">Убедить в том, что <text:s/><text:span text:style-name="T4">Record&amp;Play – </text:span>это очень быстро и эффенктивно. </text:p>
      <text:p text:style-name="P49">Убедить в том, что <text:s/><text:span text:style-name="T4">Record&amp;Play </text:span>никуда не годится. </text:p>
      <text:p text:style-name="P7"/>
      <text:p text:style-name="P14"><text:s/></text:p>
      <text:p text:style-name="P3"/>
      <text:p text:style-name="P3"/>
      <text:p text:style-name="P12">SWD Page Recorder – <text:span text:style-name="T5">это не что то такое, что я вам сейчас покажу, как идею... А вы подождите пару месяцев, я допилю интерфейс... а потом, вы </text:span><text:span text:style-name="T7">поймёте</text:span><text:span text:style-name="T5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5079797895382714432" text:style-name="L1">
        <text:list-item>
          <text:p text:style-name="P18">Все началось с <text:span text:style-name="T1">SilkTest</text:span></text:p>
        </text:list-item>
        <text:list-item>
          <text:p text:style-name="P19">Борьба с рутиной при создании <text:span text:style-name="T1">PageObject-</text:span>классов</text:p>
        </text:list-item>
        <text:list-item>
          <text:p text:style-name="P19">Компоненты <text:span text:style-name="T1">PageObject</text:span></text:p>
          <text:list>
            <text:list-item>
              <text:p text:style-name="P19">Методы/Действия (весело)</text:p>
              <text:list>
                <text:list-item>
                  <text:p text:style-name="P19">Действия предметной области</text:p>
                </text:list-item>
                <text:list-item>
                  <text:p text:style-name="P19">Использование других <text:span text:style-name="T1">PageObjects</text:span></text:p>
                </text:list-item>
              </text:list>
            </text:list-item>
            <text:list-item>
              <text:p text:style-name="P19">Элементы <text:span text:style-name="T1">(с</text:span>кучно<text:span text:style-name="T1">)</text:span></text:p>
              <text:list>
                <text:list-item>
                  <text:p text:style-name="P20">Рутина записи элемента <text:span text:style-name="T9">(показать, видео)</text:span></text:p>
                </text:list-item>
                <text:list-item>
                  <text:p text:style-name="P20">Переключение контекста</text:p>
                </text:list-item>
                <text:list-item>
                  <text:p text:style-name="P20">Подбор и редактирование локатора</text:p>
                </text:list-item>
              </text:list>
            </text:list-item>
            <text:list-item>
              <text:p text:style-name="P20">Демонстрация работы <text:span text:style-name="T1">Page Recorder </text:span>для подбора элементов</text:p>
              <text:list>
                <text:list-item>
                  <text:p text:style-name="P40">WebElement Explorer</text:p>
                </text:list-item>
                <text:list-item>
                  <text:p text:style-name="P21">Редактирование локаторов</text:p>
                  <text:list>
                    <text:list-item>
                      <text:p text:style-name="P21">Из <text:span text:style-name="T1">Xpath </text:span>в <text:span text:style-name="T1">CSS / Name / HtmlID</text:span></text:p>
                    </text:list-item>
                    <text:list-item>
                      <text:p text:style-name="P21"><text:soft-page-break/>Подсветка <text:span text:style-name="T10">элемента на странице</text:span></text:p>
                    </text:list-item>
                    <text:list-item>
                      <text:p text:style-name="P21">Поиск в <text:span text:style-name="T1">DOM</text:span></text:p>
                    </text:list-item>
                  </text:list>
                </text:list-item>
                <text:list-item>
                  <text:p text:style-name="P21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22">Самотестируемые <text:span text:style-name="T1">PageObject-</text:span>классы <text:span text:style-name="T14">(видео?)</text:span></text:p>
          <text:list>
            <text:list-item>
              <text:p text:style-name="P23">Подход:</text:p>
            </text:list-item>
          </text:list>
        </text:list-item>
      </text:list>
      <text:list xml:id="list6018292514477710250" text:style-name="L2">
        <text:list-item>
          <text:p text:style-name="P45"><text:span text:style-name="T6">Записать </text:span><text:span text:style-name="T3">PageObject</text:span></text:p>
        </text:list-item>
        <text:list-item>
          <text:p text:style-name="P46">Автоматически сгенерировать метод проверки</text:p>
        </text:list-item>
        <text:list-item>
          <text:p text:style-name="P47">Добавить тест</text:p>
        </text:list-item>
      </text:list>
      <text:list xml:id="list200345990154672" text:continue-list="list5079797895382714432" text:style-name="L1">
        <text:list-item>
          <text:list>
            <text:list-item>
              <text:p text:style-name="P24">Выгоды использования самотестируемых <text:span text:style-name="T1">PageObject-</text:span>классов</text:p>
              <text:list>
                <text:list-item>
                  <text:p text:style-name="P24">Это – лёгкие <text:span text:style-name="T1">smoke-</text:span>тесты для вашего приложения</text:p>
                  <text:list>
                    <text:list-item>
                      <text:p text:style-name="P24">Для разных браузеров</text:p>
                    </text:list-item>
                    <text:list-item>
                      <text:p text:style-name="P24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25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25">Помогают быстро выявить и исправить неверные локаторы <text:span text:style-name="T12">до прогона «тяжёлых» тестов</text:span></text:p>
                    </text:list-item>
                  </text:list>
                </text:list-item>
                <text:list-item>
                  <text:p text:style-name="P26">Это – чёткий и простой путь:</text:p>
                  <text:list>
                    <text:list-item>
                      <text:p text:style-name="P26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7">Что необходимо для создания самотестируемого <text:span text:style-name="T1">PageObject-</text:span>класса?</text:p>
              <text:list>
                <text:list-item>
                  <text:p text:style-name="P28">Методы <text:span text:style-name="T1">Page.Invoke</text:span><text:span text:style-name="T13">()</text:span><text:span text:style-name="T1"> </text:span>и <text:s/><text:span text:style-name="T1">Page.Exists</text:span><text:span text:style-name="T13">()</text:span></text:p>
                </text:list-item>
                <text:list-item>
                  <text:p text:style-name="P29">Метод <text:span text:style-name="T1">VerifyExpectedControls()</text:span></text:p>
                </text:list-item>
                <text:list-item>
                  <text:p text:style-name="P30">Универсальный метод проверки</text:p>
                </text:list-item>
                <text:list-item>
                  <text:p text:style-name="P29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6"/>
      <text:list xml:id="list200345995156221" text:continue-numbering="true" text:style-name="L1">
        <text:list-item>
          <text:list>
            <text:list-item>
              <text:p text:style-name="P31">Автоматическая генерация кода проверки (правка шаблона авто генератора)</text:p>
              <text:list>
                <text:list-item>
                  <text:p text:style-name="P32">Формат <text:span text:style-name="T1">cshtml</text:span></text:p>
                </text:list-item>
                <text:list-item>
                  <text:p text:style-name="P32">Собственный внешний генератор</text:p>
                  <text:list>
                    <text:list-item>
                      <text:p text:style-name="P41"><text:span text:style-name="T11">JSON</text:span> file</text:p>
                    </text:list-item>
                    <text:list-item>
                      <text:p text:style-name="P33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urbo speed Page Recording</text:p>
          <text:list>
            <text:list-item>
              <text:p text:style-name="P34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43">JavaScript snippets: API is for weak!</text:p>
          <text:list>
            <text:list-item>
              <text:p text:style-name="P43">Post to twitter</text:p>
            </text:list-item>
            <text:list-item>
              <text:p text:style-name="P43">Facebook</text:p>
            </text:list-item>
            <text:list-item>
              <text:p text:style-name="P43">Add contacts in LinkeIn</text:p>
            </text:list-item>
          </text:list>
        </text:list-item>
        <text:list-item>
          <text:p text:style-name="P35">Демо: Для смоук тестов. Проверить каждое поле на <text:span text:style-name="T1">HTML/Javascript injection</text:span></text:p>
        </text:list-item>
      </text:list>
      <text:p text:style-name="P17"/>
      <text:p text:style-name="P15"/>
      <text:p text:style-name="P36">Smoke тесты для страниц:</text:p>
      <text:p text:style-name="P37">Простые и <text:span text:style-name="T16">Однотипные</text:span></text:p>
      <text:p text:style-name="P38">Говорят, что приложение работает</text:p>
      <text:p text:style-name="P38">Могут отловить простейшие ошибки <text:span text:style-name="T1">Javascript/</text:span>Сервера</text:p>
      <text:p text:style-name="P39">Доказывают, что путь из страницы А на страницу Б возможен</text:p>
      <text:p text:style-name="P44"><text:span text:style-name="T5"/></text:p>
      <text:p text:style-name="P2"><text:soft-page-break/></text:p>
      <text:p text:style-name="P50">Framework – Что было сделано:</text:p>
      <text:p text:style-name="P50"/>
      <text:p text:style-name="P51">Придумана и разработана архитектура</text:p>
      <text:p text:style-name="P52">Разработан </text:p>
      <text:p text:style-name="P2"><text:tab/></text:p>
      <text:p text:style-name="P2"><text:tab/></text:p>
      <text:p text:style-name="P9"/>
      <text:p text:style-name="P9"/>
      <text:p text:style-name="P9"/>
      <text:p text:style-name="P9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anklin Gothic Medium" svg:font-family="'Franklin Gothic Medium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25T20:03:45.914000000</dc:date>
    <meta:editing-duration>PT3H37M9S</meta:editing-duration>
    <meta:editing-cycles>45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4" meta:word-count="399" meta:character-count="2667" meta:non-whitespace-character-count="2361"/>
  </office:meta>
</office:document-meta>
</file>